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5-10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5-09-3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5-08-2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5-07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5-06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5-04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5-03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11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10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08-2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07-2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06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04-2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4-03-2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11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10-3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09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08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07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06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05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04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3-03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2-11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2-10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2-09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2-08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2-07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2-01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4</text:p>
          </table:table-cell>
          <table:table-cell office:value-type="string" calcext:value-type="string">
            <text:p>QBUA nr Storden, Storden WPA</text:p>
          </table:table-cell>
          <table:table-cell office:value-type="string" calcext:value-type="string">
            <text:p>2021-10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